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1819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1.875in"/>
    </style:style>
    <style:style style:name="TableColumn6" style:family="table-column">
      <style:table-column-properties style:column-width="1.6541in"/>
    </style:style>
    <style:style style:name="TableColumn7" style:family="table-column">
      <style:table-column-properties style:column-width="1.5333in"/>
    </style:style>
    <style:style style:name="TableColumn8" style:family="table-column">
      <style:table-column-properties style:column-width="1.684in"/>
    </style:style>
    <style:style style:name="Table2" style:family="table">
      <style:table-properties style:width="9.9284in" fo:margin-left="0.0645in" table:align="left"/>
    </style:style>
    <style:style style:name="TableRow9" style:family="table-row">
      <style:table-row-properties style:min-row-height="0.4701in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text-align="center" fo:margin-bottom="0in" fo:line-height="100%"/>
    </style:style>
    <style:style style:name="T15" style:parent-style-name="DefaultParagraphFont" style:family="text">
      <style:text-properties style:font-name-asian="Times New Roman" style:font-name-complex="Calibri" style:font-weight-complex="bold" fo:color="#000000"/>
    </style:style>
    <style:style style:name="T16" style:parent-style-name="Hyperlink" style:family="text">
      <style:text-properties style:font-name-asian="Times New Roman" style:font-name-complex="Calibri" style:font-weight-complex="bold"/>
    </style:style>
    <style:style style:name="TableCell17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0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1" style:parent-style-name="DefaultParagraphFont" style:family="text">
      <style:text-properties style:font-name-complex="Calibri" fo:color="#000000"/>
    </style:style>
    <style:style style:name="T22" style:parent-style-name="Hyperlink" style:family="text">
      <style:text-properties style:font-name-complex="Calibri"/>
    </style:style>
    <style:style style:name="T23" style:parent-style-name="Hyperlink" style:family="text">
      <style:text-properties style:font-name-complex="Calibri"/>
    </style:style>
    <style:style style:name="T24" style:parent-style-name="Hyperlink" style:family="text">
      <style:text-properties style:font-name-complex="Calibri"/>
    </style:style>
    <style:style style:name="TableCell2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6" style:parent-style-name="Normal" style:family="paragraph">
      <style:paragraph-properties fo:text-align="center" fo:margin-bottom="0in" fo:line-height="100%"/>
    </style:style>
    <style:style style:name="T2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28" style:parent-style-name="DefaultParagraphFont" style:family="text">
      <style:text-properties style:font-name-complex="Calibri" fo:font-weight="bold" style:font-weight-asian="bold" style:font-weight-complex="bold" fo:color="#000000" style:text-position="super 63.6%"/>
    </style:style>
    <style:style style:name="T29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3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31" style:parent-style-name="Hyperlink" style:family="text">
      <style:text-properties style:font-name-complex="Calibri" fo:font-size="10pt" style:font-size-asian="10pt" style:font-size-complex="10pt"/>
    </style:style>
    <style:style style:name="T32" style:parent-style-name="Hyperlink" style:family="text">
      <style:text-properties style:font-name-complex="Calibri" fo:font-size="10pt" style:font-size-asian="10pt" style:font-size-complex="10pt"/>
    </style:style>
    <style:style style:name="T33" style:parent-style-name="Hyperlink" style:family="text">
      <style:text-properties style:font-name-complex="Calibri" fo:font-size="10pt" style:font-size-asian="10pt" style:font-size-complex="10pt"/>
    </style:style>
    <style:style style:name="T34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Cell3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36" style:parent-style-name="Normal" style:family="paragraph">
      <style:paragraph-properties fo:text-align="center" fo:margin-bottom="0in" fo:line-height="100%"/>
    </style:style>
    <style:style style:name="T37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38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39" style:parent-style-name="DefaultParagraphFont" style:family="text">
      <style:text-properties style:font-name-complex="Calibri" fo:color="#000000"/>
    </style:style>
    <style:style style:name="T40" style:parent-style-name="Hyperlink" style:family="text">
      <style:text-properties style:font-name-complex="Calibri"/>
    </style:style>
    <style:style style:name="TableCell4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text-align="center"/>
      <style:text-properties fo:hyphenate="true"/>
    </style:style>
    <style:style style:name="T43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44" style:parent-style-name="DefaultParagraphFont" style:family="text">
      <style:text-properties style:font-name-complex="Calibri" fo:font-weight="bold" style:font-weight-asian="bold" style:font-weight-complex="bold" fo:color="#000000"/>
    </style:style>
    <style:style style:name="T45" style:parent-style-name="DefaultParagraphFont" style:family="text">
      <style:text-properties style:font-name-complex="Calibri" fo:color="#000000"/>
    </style:style>
    <style:style style:name="T46" style:parent-style-name="Hyperlink" style:family="text">
      <style:text-properties style:font-name-complex="Calibri"/>
    </style:style>
    <style:style style:name="TableRow47" style:family="table-row">
      <style:table-row-properties style:min-row-height="0.2083in"/>
    </style:style>
    <style:style style:name="TableCell4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51" style:family="table-row">
      <style:table-row-properties style:min-row-height="0.2083in"/>
    </style:style>
    <style:style style:name="TableCell52" style:family="table-cell">
      <style:table-cell-properties fo:border="0.0069in solid #000000" fo:background-color="#F2F2F2" style:writing-mode="lr-tb" fo:padding-top="0.0104in" fo:padding-left="0.075in" fo:padding-bottom="0.0104in" fo:padding-right="0.075in" fo:wrap-option="no-wrap"/>
    </style:style>
    <style:style style:name="P53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54" style:family="table-row">
      <style:table-row-properties style:min-row-height="0.2083in"/>
    </style:style>
    <style:style style:name="TableCell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" style:parent-style-name="Normal" style:family="paragraph">
      <style:paragraph-properties fo:text-align="center" fo:margin-bottom="0in" fo:line-height="100%"/>
    </style:style>
    <style:style style:name="T59" style:parent-style-name="DefaultParagraphFont" style:family="text">
      <style:text-properties style:font-name-asian="Times New Roman" style:font-name-complex="Calibri" fo:font-weight="bold" style:font-weight-asian="bold" style:font-weight-complex="bold" fo:color="#000000"/>
    </style:style>
    <style:style style:name="T60" style:parent-style-name="DefaultParagraphFont" style:family="text">
      <style:text-properties style:font-name-asian="Times New Roman" style:font-name-complex="Calibri" fo:color="#000000"/>
    </style:style>
    <style:style style:name="TableCell61" style:family="table-cell">
      <style:table-cell-properties fo:border="0.0069in solid #000000" fo:background-color="#F2F2F2" style:writing-mode="lr-tb" fo:padding-top="0in" fo:padding-left="0.0069in" fo:padding-bottom="0in" fo:padding-right="0.0069in"/>
    </style:style>
    <style:style style:name="P62" style:parent-style-name="Normal" style:family="paragraph">
      <style:paragraph-properties fo:text-align="center" fo:margin-bottom="0in" fo:line-height="100%"/>
    </style:style>
    <style:style style:name="T63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6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65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069in" fo:padding-bottom="0in" fo:padding-right="0.0069in"/>
    </style:style>
    <style:style style:name="P66" style:parent-style-name="Normal" style:family="paragraph">
      <style:paragraph-properties fo:text-align="center" fo:margin-bottom="0in" fo:line-height="100%"/>
    </style:style>
    <style:style style:name="T67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68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69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in" fo:padding-left="0.0069in" fo:padding-bottom="0in" fo:padding-right="0.0069in"/>
    </style:style>
    <style:style style:name="P70" style:parent-style-name="Normal" style:family="paragraph">
      <style:paragraph-properties fo:text-align="center" fo:margin-bottom="0in" fo:line-height="100%"/>
    </style:style>
    <style:style style:name="T71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72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73" style:family="table-cell">
      <style:table-cell-properties fo:border-top="0.0069in solid #000000" fo:border-left="none" fo:border-bottom="0.0069in solid #000000" fo:border-right="0.0069in solid #000000" fo:background-color="#F2F2F2" style:writing-mode="lr-tb" fo:padding-top="0.0104in" fo:padding-left="0.075in" fo:padding-bottom="0.0104in" fo:padding-right="0.075in" fo:wrap-option="no-wrap"/>
    </style:style>
    <style:style style:name="P74" style:parent-style-name="Normal" style:family="paragraph">
      <style:paragraph-properties fo:text-align="center" fo:margin-bottom="0in" fo:line-height="100%"/>
    </style:style>
    <style:style style:name="T75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76" style:family="table-row">
      <style:table-row-properties style:min-row-height="0.2083in"/>
    </style:style>
    <style:style style:name="TableCell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79" style:family="table-cell">
      <style:table-cell-properties fo:border-top="0.0069in solid #000000" fo:border-left="0.0138in solid #000000" fo:border-bottom="0.0138in solid #000000" fo:border-right="0.0069in solid #000000" fo:background-color="#F2F2F2" style:writing-mode="lr-tb" style:vertical-align="bottom" fo:padding-top="0.0104in" fo:padding-left="0.075in" fo:padding-bottom="0.0104in" fo:padding-right="0.075in" fo:wrap-option="no-wrap"/>
    </style:style>
    <style:style style:name="P80" style:parent-style-name="Normal" style:family="paragraph">
      <style:paragraph-properties fo:text-align="center" fo:margin-bottom="0in" fo:line-height="100%"/>
    </style:style>
    <style:style style:name="T8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82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83" style:parent-style-name="Normal" style:family="paragraph">
      <style:paragraph-properties fo:text-align="center" fo:margin-bottom="0in" fo:line-height="100%"/>
    </style:style>
    <style:style style:name="T84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85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86" style:parent-style-name="Normal" style:family="paragraph">
      <style:paragraph-properties fo:text-align="center" fo:margin-bottom="0in" fo:line-height="100%"/>
    </style:style>
    <style:style style:name="T8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88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89" style:parent-style-name="Normal" style:family="paragraph">
      <style:paragraph-properties fo:text-align="center" fo:margin-bottom="0in" fo:line-height="100%"/>
    </style:style>
    <style:style style:name="T90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91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fo:text-align="center" fo:margin-bottom="0in" fo:line-height="100%"/>
    </style:style>
    <style:style style:name="T93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Row94" style:family="table-row">
      <style:table-row-properties style:min-row-height="0.2083in"/>
    </style:style>
    <style:style style:name="TableCell9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6" style:parent-style-name="Normal" style:family="paragraph">
      <style:paragraph-properties fo:text-align="center" fo:margin-bottom="0in" fo:line-height="100%"/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ableRow97" style:family="table-row">
      <style:table-row-properties style:min-row-height="0.2326in"/>
    </style:style>
    <style:style style:name="TableCell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0" style:family="table-cell">
      <style:table-cell-properties fo:border-top="0.0069in solid #000000" fo:border-left="0.0138in solid #000000" fo:border-bottom="0.0138in solid #000000" fo:border-right="0.0069in solid #000000" fo:background-color="#F2F2F2" style:writing-mode="lr-tb" fo:padding-top="0.0104in" fo:padding-left="0.075in" fo:padding-bottom="0.0104in" fo:padding-right="0.075in" fo:wrap-option="no-wrap"/>
    </style:style>
    <style:style style:name="P101" style:parent-style-name="Normal" style:family="paragraph">
      <style:paragraph-properties fo:text-align="center" fo:margin-bottom="0in" fo:line-height="100%"/>
      <style:text-properties fo:hyphenate="true"/>
    </style:style>
    <style:style style:name="T102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03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04" style:family="table-cell">
      <style:table-cell-properties fo:border-top="0.0069in solid #000000" fo:border-left="none" fo:border-bottom="0.0138in solid #000000" fo:border-right="0.0069in solid #000000" fo:background-color="#F2F2F2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text-align="center" fo:margin-bottom="0in" fo:line-height="100%"/>
    </style:style>
    <style:style style:name="T106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07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08" style:family="table-cell">
      <style:table-cell-properties fo:border-top="0.0069in solid #000000" fo:border-left="none" fo:border-bottom="0.0138in solid #000000" fo:border-right="0.0069in solid #000000" fo:background-color="#F2F2F2" style:writing-mode="lr-tb" fo:padding-top="0in" fo:padding-left="0.0069in" fo:padding-bottom="0in" fo:padding-right="0.0069in"/>
    </style:style>
    <style:style style:name="P109" style:parent-style-name="Normal" style:family="paragraph">
      <style:paragraph-properties fo:text-align="center" fo:margin-bottom="0in" fo:line-height="100%"/>
    </style:style>
    <style:style style:name="T110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11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12" style:family="table-cell">
      <style:table-cell-properties fo:border-top="0.0069in solid #000000" fo:border-left="none" fo:border-bottom="0.0138in solid #000000" fo:border-right="0.0069in solid #000000" fo:background-color="#F2F2F2" style:writing-mode="lr-tb" fo:padding-top="0in" fo:padding-left="0.0069in" fo:padding-bottom="0in" fo:padding-right="0.0069in"/>
    </style:style>
    <style:style style:name="P113" style:parent-style-name="Normal" style:family="paragraph">
      <style:paragraph-properties fo:text-align="center" fo:margin-bottom="0in" fo:line-height="100%"/>
    </style:style>
    <style:style style:name="T114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15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Cell116" style:family="table-cell">
      <style:table-cell-properties fo:border-top="0.0069in solid #000000" fo:border-left="none" fo:border-bottom="0.0138in solid #000000" fo:border-right="0.0069in solid #000000" fo:background-color="#F2F2F2" style:writing-mode="lr-tb" fo:padding-top="0.0104in" fo:padding-left="0.075in" fo:padding-bottom="0.0104in" fo:padding-right="0.075in" fo:wrap-option="no-wrap"/>
    </style:style>
    <style:style style:name="P117" style:parent-style-name="Normal" style:family="paragraph">
      <style:paragraph-properties fo:text-align="center" fo:margin-bottom="0in" fo:line-height="100%"/>
    </style:style>
    <style:style style:name="T118" style:parent-style-name="DefaultParagraphFont" style:family="text">
      <style:text-properties style:font-name-complex="Calibri" fo:font-weight="bold" style:font-weight-asian="bold" style:font-weight-complex="bold" fo:color="#000000" fo:font-size="10pt" style:font-size-asian="10pt" style:font-size-complex="10pt"/>
    </style:style>
    <style:style style:name="T119" style:parent-style-name="DefaultParagraphFont" style:family="text">
      <style:text-properties style:font-name-complex="Calibri" fo:color="#000000" fo:font-size="10pt" style:font-size-asian="10pt" style:font-size-complex="10pt"/>
    </style:style>
    <style:style style:name="TableRow120" style:family="table-row">
      <style:table-row-properties style:min-row-height="0.2097in"/>
    </style:style>
    <style:style style:name="TableCell12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3" style:family="table-cell">
      <style:table-cell-properties fo:border-top="0.0069in solid #000000" fo:border-left="0.0138in solid #000000" fo:border-bottom="0.0138in solid #000000" fo:border-right="0.0069in solid #000000" fo:background-color="#F2F2F2" style:writing-mode="lr-tb" style:vertical-align="bottom" fo:padding-top="0.0104in" fo:padding-left="0.075in" fo:padding-bottom="0.0104in" fo:padding-right="0.075in" fo:wrap-option="no-wrap"/>
    </style:style>
    <style:style style:name="P124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5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126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7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128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29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130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31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33" style:family="table-row">
      <style:table-row-properties style:min-row-height="0.2097in"/>
    </style:style>
    <style:style style:name="TableCell1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6" style:family="table-cell">
      <style:table-cell-properties fo:border-top="0.0069in solid #000000" fo:border-left="0.0138in solid #000000" fo:border-bottom="0.0138in solid #000000" fo:border-right="0.0069in solid #000000" fo:background-color="#F2F2F2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margin-bottom="0in" fo:line-height="100%"/>
      <style:text-properties style:font-name-complex="Calibri" fo:color="#000000" fo:font-size="10pt" style:font-size-asian="10pt" style:font-size-complex="10pt"/>
    </style:style>
    <style:style style:name="TableCell138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139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141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42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in" fo:padding-left="0.0069in" fo:padding-bottom="0in" fo:padding-right="0.0069in"/>
    </style:style>
    <style:style style:name="P143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Cell144" style:family="table-cell">
      <style:table-cell-properties fo:border-top="0.0069in solid #000000" fo:border-left="none" fo:border-bottom="0.0138in solid #000000" fo:border-right="0.0069in solid #000000" fo:background-color="#F2F2F2" style:writing-mode="lr-tb" style:vertical-align="bottom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text-align="center" fo:margin-bottom="0in" fo:line-height="100%"/>
      <style:text-properties style:font-name-complex="Calibri" fo:color="#000000" fo:font-size="10pt" style:font-size-asian="10pt" style:font-size-complex="10pt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149" style:family="table-row">
      <style:table-row-properties style:min-row-height="0.2083in"/>
    </style:style>
    <style:style style:name="TableCell1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52" style:parent-style-name="Normal" style:family="paragraph">
      <style:paragraph-properties fo:margin-bottom="0in" fo:line-height="100%"/>
    </style:style>
    <style:style style:name="T153" style:parent-style-name="DefaultParagraphFont" style:family="text">
      <style:text-properties style:font-name-asian="Times New Roman" style:font-name-complex="Calibri" fo:color="#000000"/>
    </style:style>
    <style:style style:name="T154" style:parent-style-name="Hyperlink" style:family="text">
      <style:text-properties style:font-name-complex="Calibri"/>
    </style:style>
    <style:style style:name="TableCell15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7" style:family="table-cell">
      <style:table-cell-properties fo:border="0.0069in solid #000000" style:writing-mode="lr-tb" fo:padding-top="0in" fo:padding-left="0.0069in" fo:padding-bottom="0in" fo:padding-right="0.0069in"/>
    </style:style>
    <style:style style:name="P1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9" style:family="table-cell">
      <style:table-cell-properties fo:border="0.0069in solid #000000" style:writing-mode="lr-tb" fo:padding-top="0in" fo:padding-left="0.0069in" fo:padding-bottom="0in" fo:padding-right="0.0069in"/>
    </style:style>
    <style:style style:name="P1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1" style:family="table-cell">
      <style:table-cell-properties fo:border="0.0069in solid #000000" style:writing-mode="lr-tb" fo:padding-top="0in" fo:padding-left="0.0069in" fo:padding-bottom="0in" fo:padding-right="0.0069in"/>
    </style:style>
    <style:style style:name="P1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5" style:family="table-row">
      <style:table-row-properties style:min-row-height="0.2083in"/>
    </style:style>
    <style:style style:name="TableCell1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-asian="Times New Roman" style:font-name-complex="Calibri" fo:color="#000000"/>
    </style:style>
    <style:style style:name="T169" style:parent-style-name="DefaultParagraphFont" style:family="text">
      <style:text-properties style:font-name-asian="Times New Roman" style:font-name-complex="Calibri" fo:color="#000000"/>
    </style:style>
    <style:style style:name="T170" style:parent-style-name="DefaultParagraphFont" style:family="text">
      <style:text-properties style:font-name-asian="Times New Roman" style:font-name-complex="Calibri" fo:color="#000000"/>
    </style:style>
    <style:style style:name="T171" style:parent-style-name="Hyperlink" style:family="text">
      <style:text-properties style:font-name-complex="Calibri"/>
    </style:style>
    <style:style style:name="TableCell17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6" style:family="table-cell">
      <style:table-cell-properties fo:border="0.0069in solid #000000" style:writing-mode="lr-tb" fo:padding-top="0in" fo:padding-left="0.0069in" fo:padding-bottom="0in" fo:padding-right="0.0069in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8" style:family="table-cell">
      <style:table-cell-properties fo:border="0.0069in solid #000000" style:writing-mode="lr-tb" fo:padding-top="0in" fo:padding-left="0.0069in" fo:padding-bottom="0in" fo:padding-right="0.0069in"/>
    </style:style>
    <style:style style:name="P1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82" style:family="table-row">
      <style:table-row-properties style:min-row-height="0.2083in"/>
    </style:style>
    <style:style style:name="TableCell1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4" style:parent-style-name="Normal" style:family="paragraph">
      <style:paragraph-properties fo:margin-bottom="0in" fo:line-height="100%"/>
    </style:style>
    <style:style style:name="T185" style:parent-style-name="DefaultParagraphFont" style:family="text">
      <style:text-properties style:font-name-asian="Times New Roman" style:font-name-complex="Calibri" fo:color="#000000"/>
    </style:style>
    <style:style style:name="T186" style:parent-style-name="DefaultParagraphFont" style:family="text">
      <style:text-properties style:font-name-asian="Times New Roman" style:font-name-complex="Calibri" fo:color="#000000"/>
    </style:style>
    <style:style style:name="T187" style:parent-style-name="DefaultParagraphFont" style:family="text">
      <style:text-properties style:font-name-asian="Times New Roman" style:font-name-complex="Calibri" fo:color="#000000"/>
    </style:style>
    <style:style style:name="T188" style:parent-style-name="Hyperlink" style:family="text">
      <style:text-properties style:font-name-complex="Calibri"/>
    </style:style>
    <style:style style:name="TableCell18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1" style:family="table-cell">
      <style:table-cell-properties fo:border="0.0069in solid #000000" style:writing-mode="lr-tb" fo:padding-top="0in" fo:padding-left="0.0069in" fo:padding-bottom="0in" fo:padding-right="0.0069in"/>
    </style:style>
    <style:style style:name="P1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3" style:family="table-cell">
      <style:table-cell-properties fo:border="0.0069in solid #000000" style:writing-mode="lr-tb" fo:padding-top="0in" fo:padding-left="0.0069in" fo:padding-bottom="0in" fo:padding-right="0.0069in"/>
    </style:style>
    <style:style style:name="P1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5" style:family="table-cell">
      <style:table-cell-properties fo:border="0.0069in solid #000000" style:writing-mode="lr-tb" fo:padding-top="0in" fo:padding-left="0.0069in" fo:padding-bottom="0in" fo:padding-right="0.0069in"/>
    </style:style>
    <style:style style:name="P19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9" style:family="table-row">
      <style:table-row-properties style:min-row-height="0.2083in"/>
    </style:style>
    <style:style style:name="TableCell2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1" style:parent-style-name="Normal" style:family="paragraph">
      <style:paragraph-properties fo:margin-bottom="0in" fo:line-height="100%"/>
    </style:style>
    <style:style style:name="T202" style:parent-style-name="DefaultParagraphFont" style:family="text">
      <style:text-properties style:font-name-asian="Times New Roman" style:font-name-complex="Calibri" fo:color="#000000"/>
    </style:style>
    <style:style style:name="T203" style:parent-style-name="DefaultParagraphFont" style:family="text">
      <style:text-properties style:font-name-asian="Times New Roman" style:font-name-complex="Calibri" fo:color="#000000"/>
    </style:style>
    <style:style style:name="T204" style:parent-style-name="DefaultParagraphFont" style:family="text">
      <style:text-properties style:font-name-asian="Times New Roman" style:font-name-complex="Calibri" fo:color="#000000"/>
    </style:style>
    <style:style style:name="T205" style:parent-style-name="Hyperlink" style:family="text">
      <style:text-properties style:font-name-asian="Times New Roman" style:font-name-complex="Calibri"/>
    </style:style>
    <style:style style:name="TableCell20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0" style:family="table-cell">
      <style:table-cell-properties fo:border="0.0069in solid #000000" style:writing-mode="lr-tb" fo:padding-top="0in" fo:padding-left="0.0069in" fo:padding-bottom="0in" fo:padding-right="0.0069in"/>
    </style:style>
    <style:style style:name="P2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2" style:family="table-cell">
      <style:table-cell-properties fo:border="0.0069in solid #000000" style:writing-mode="lr-tb" fo:padding-top="0in" fo:padding-left="0.0069in" fo:padding-bottom="0in" fo:padding-right="0.0069in"/>
    </style:style>
    <style:style style:name="P21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6" style:family="table-row">
      <style:table-row-properties style:min-row-height="0.2083in"/>
    </style:style>
    <style:style style:name="TableCell217" style:family="table-cell">
      <style:table-cell-properties fo:border="0.0069in solid #000000" style:writing-mode="lr-tb" fo:padding-top="0in" fo:padding-left="0.0069in" fo:padding-bottom="0in" fo:padding-right="0.0069in"/>
    </style:style>
    <style:style style:name="P218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219" style:parent-style-name="Normal" style:family="paragraph">
      <style:paragraph-properties fo:margin-bottom="0in" fo:line-height="100%"/>
    </style:style>
    <style:style style:name="T220" style:parent-style-name="DefaultParagraphFont" style:family="text">
      <style:text-properties style:font-name-asian="Times New Roman" style:font-name-complex="Calibri" fo:color="#000000"/>
    </style:style>
    <style:style style:name="T221" style:parent-style-name="DefaultParagraphFont" style:family="text">
      <style:text-properties style:font-name-asian="Times New Roman" style:font-name-complex="Calibri" fo:color="#000000"/>
    </style:style>
  </office:automatic-styles>
  <office:body>
    <office:text text:use-soft-page-breaks="true">
      <text:h text:style-name="P1" text:outline-level="1">Reconciliation of results and studies included.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 (August, 2020)</text:p>
            <text:p text:style-name="P14"><text:span text:style-name="T15">PMID<text:s/></text:span><text:a xlink:href="http://pubmed.gov/32805168" office:target-frame-name="_top" xlink:show="replace"><text:span text:style-name="T16">32805168</text:span></text:a></text:p>
          </table:table-cell>
          <table:table-cell table:style-name="TableCell17">
            <text:p text:style-name="P18"><text:span text:style-name="T19">Giustozzi, May 2020</text:span><text:span text:style-name="T20"><text:line-break/></text:span><text:span text:style-name="T21">PMID<text:s/></text:span><text:a xlink:href="http://pubmed.gov/31104194" office:target-frame-name="_top" xlink:show="replace"><text:span text:style-name="T22">3110</text:span><text:bookmark-start text:name="_Hlt78721488"/><text:bookmark-start text:name="_Hlt78721489"/><text:span text:style-name="T23">4</text:span><text:bookmark-end text:name="_Hlt78721488"/><text:bookmark-end text:name="_Hlt78721489"/><text:span text:style-name="T24">194</text:span></text:a></text:p>
          </table:table-cell>
          <table:table-cell table:style-name="TableCell25">
            <text:p text:style-name="P26"><text:span text:style-name="T27">Fuentes, 2019</text:span><text:span text:style-name="T28">a</text:span><text:span text:style-name="T29"><text:line-break/></text:span><text:span text:style-name="T30">PMID<text:s/></text:span><text:a xlink:href="http://pubmed.gov/31685262" office:target-frame-name="_top" xlink:show="replace"><text:span text:style-name="T31">316</text:span><text:bookmark-start text:name="_Hlt78721583"/><text:bookmark-start text:name="_Hlt78721584"/><text:span text:style-name="T32">8</text:span><text:bookmark-end text:name="_Hlt78721583"/><text:bookmark-end text:name="_Hlt78721584"/><text:span text:style-name="T33">5262</text:span></text:a><text:span text:style-name="T34"><text:s/></text:span></text:p>
          </table:table-cell>
          <table:table-cell table:style-name="TableCell35">
            <text:p text:style-name="P36"><text:span text:style-name="T37">Wongsaengsak, 2019</text:span><text:span text:style-name="T38"><text:line-break/></text:span><text:span text:style-name="T39">DOI<text:s/></text:span><text:a xlink:href="https://doi.org/10.1182/blood-2019-125473" office:target-frame-name="_top" xlink:show="replace"><text:span text:style-name="T40">10.1182/blood-2019-125473</text:span></text:a></text:p>
          </table:table-cell>
          <table:table-cell table:style-name="TableCell41">
            <text:p text:style-name="P42"><text:span text:style-name="T43">Brunetti, 2019</text:span><text:span text:style-name="T44"><text:line-break/></text:span><text:span text:style-name="T45">PMID<text:s/></text:span><text:a xlink:href="http://pubmed.gov/31654194" office:target-frame-name="_top" xlink:show="replace"><text:span text:style-name="T46">31654194</text:span></text:a></text:p>
          </table:table-cell>
        </table:table-row>
        <table:table-row table:style-name="TableRow47">
          <table:table-cell table:style-name="TableCell48" table:number-columns-spanned="6">
            <text:p text:style-name="P49"><text:span text:style-name="T50">Outcome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">
          <table:table-cell table:style-name="TableCell52" table:number-columns-spanned="6">
            <text:p text:style-name="P53">Venous thromboembolism recurrenc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4">
          <table:table-cell table:style-name="TableCell55">
            <text:p text:style-name="P56">Effect size</text:p>
          </table:table-cell>
          <table:table-cell table:style-name="TableCell57">
            <text:p text:style-name="P58"><text:span text:style-name="T59">OR</text:span><text:span text:style-name="T60">: 0.59 (0.41-0.86)</text:span></text:p>
          </table:table-cell>
          <table:table-cell table:style-name="TableCell61">
            <text:p text:style-name="P62"><text:span text:style-name="T63">RR:<text:s/></text:span><text:span text:style-name="T64">0.62 (0.43-0.91)</text:span></text:p>
          </table:table-cell>
          <table:table-cell table:style-name="TableCell65">
            <text:p text:style-name="P66"><text:span text:style-name="T67">OR:<text:s/></text:span><text:span text:style-name="T68">0.48 (0.24-0.96)</text:span></text:p>
          </table:table-cell>
          <table:table-cell table:style-name="TableCell69">
            <text:p text:style-name="P70"><text:span text:style-name="T71">RR:</text:span><text:span text:style-name="T72"><text:s/>0.48 (0.26-0.87)</text:span></text:p>
          </table:table-cell>
          <table:table-cell table:style-name="TableCell73">
            <text:p text:style-name="P74"><text:span text:style-name="T75">RR: 0.56 (0.40-0.79)</text:span></text:p>
          </table:table-cell>
        </table:table-row>
        <table:table-row table:style-name="TableRow76">
          <table:table-cell table:style-name="TableCell77">
            <text:p text:style-name="P78">Heterogeneity</text:p>
          </table:table-cell>
          <table:table-cell table:style-name="TableCell79">
            <text:p text:style-name="P80"><text:span text:style-name="T81">25%</text:span></text:p>
          </table:table-cell>
          <table:table-cell table:style-name="TableCell82">
            <text:p text:style-name="P83"><text:span text:style-name="T84">30%</text:span></text:p>
          </table:table-cell>
          <table:table-cell table:style-name="TableCell85">
            <text:p text:style-name="P86"><text:span text:style-name="T87">46%</text:span></text:p>
          </table:table-cell>
          <table:table-cell table:style-name="TableCell88">
            <text:p text:style-name="P89"><text:span text:style-name="T90">56%</text:span></text:p>
          </table:table-cell>
          <table:table-cell table:style-name="TableCell91">
            <text:p text:style-name="P92"><text:span text:style-name="T93">59%</text:span></text:p>
          </table:table-cell>
        </table:table-row>
        <table:table-row table:style-name="TableRow94">
          <table:table-cell table:style-name="TableCell95" table:number-columns-spanned="6">
            <text:p text:style-name="P96">Major bleedi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7">
          <table:table-cell table:style-name="TableCell98">
            <text:p text:style-name="P99">Effect size</text:p>
          </table:table-cell>
          <table:table-cell table:style-name="TableCell100">
            <text:p text:style-name="P101"><text:span text:style-name="T102">OR:<text:s/></text:span><text:span text:style-name="T103">1.34 (0.83-2.18)</text:span></text:p>
          </table:table-cell>
          <table:table-cell table:style-name="TableCell104">
            <text:p text:style-name="P105"><text:span text:style-name="T106">RR:</text:span><text:span text:style-name="T107"><text:s/>1.31 (0.83-2.08)</text:span></text:p>
          </table:table-cell>
          <table:table-cell table:style-name="TableCell108">
            <text:p text:style-name="P109"><text:span text:style-name="T110">OR:</text:span><text:span text:style-name="T111"><text:s/>1.70 (1.04-2.78)</text:span></text:p>
          </table:table-cell>
          <table:table-cell table:style-name="TableCell112">
            <text:p text:style-name="P113"><text:span text:style-name="T114">RR:</text:span><text:span text:style-name="T115"><text:s/>1.55 (0.79-3.04)</text:span></text:p>
          </table:table-cell>
          <table:table-cell table:style-name="TableCell116">
            <text:p text:style-name="P117"><text:span text:style-name="T118">RR:</text:span><text:span text:style-name="T119"><text:s/>1.53 (0.95-2.47)</text:span></text:p>
          </table:table-cell>
        </table:table-row>
        <table:table-row table:style-name="TableRow120">
          <table:table-cell table:style-name="TableCell121">
            <text:p text:style-name="P122">Heterogeneity</text:p>
          </table:table-cell>
          <table:table-cell table:style-name="TableCell123">
            <text:p text:style-name="P124">28%</text:p>
          </table:table-cell>
          <table:table-cell table:style-name="TableCell125">
            <text:p text:style-name="P126">23%</text:p>
          </table:table-cell>
          <table:table-cell table:style-name="TableCell127">
            <text:p text:style-name="P128">2%</text:p>
          </table:table-cell>
          <table:table-cell table:style-name="TableCell129">
            <text:p text:style-name="P130">29%</text:p>
          </table:table-cell>
          <table:table-cell table:style-name="TableCell131">
            <text:p text:style-name="P132">28%</text:p>
          </table:table-cell>
        </table:table-row>
        <table:table-row table:style-name="TableRow133">
          <table:table-cell table:style-name="TableCell134">
            <text:p text:style-name="P135">Summary of important differences or findings</text:p>
          </table:table-cell>
          <table:table-cell table:style-name="TableCell136">
            <text:p text:style-name="P137">Included findings at<text:s/>12 months for HOKUSAI VTE trial.</text:p>
          </table:table-cell>
          <table:table-cell table:style-name="TableCell138">
            <text:p text:style-name="P139"/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  <table:table-row table:style-name="TableRow146">
          <table:table-cell table:style-name="TableCell147" table:number-columns-spanned="6">
            <text:p text:style-name="P148">Studies inclu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9">
          <table:table-cell table:style-name="TableCell150">
            <text:p text:style-name="P151">Raskob (HOKUSAI-VTE), 2018</text:p>
            <text:p text:style-name="P152"><text:span text:style-name="T153">PMID<text:s/></text:span><text:a xlink:href="http://pubmed.gov/29231094" office:target-frame-name="_top" xlink:show="replace"><text:span text:style-name="T154">29231094</text:span></text:a></text:p>
          </table:table-cell>
          <table:table-cell table:style-name="TableCell155">
            <text:p text:style-name="P156">Yes*</text:p>
          </table:table-cell>
          <table:table-cell table:style-name="TableCell157">
            <text:p text:style-name="P158">Yes</text:p>
          </table:table-cell>
          <table:table-cell table:style-name="TableCell159">
            <text:p text:style-name="P160">Yes</text:p>
          </table:table-cell>
          <table:table-cell table:style-name="TableCell161">
            <text:p text:style-name="P162">Yes</text:p>
          </table:table-cell>
          <table:table-cell table:style-name="TableCell163">
            <text:p text:style-name="P164">Yes</text:p>
          </table:table-cell>
        </table:table-row>
        <table:table-row table:style-name="TableRow165">
          <table:table-cell table:style-name="TableCell166">
            <text:p text:style-name="P167"><text:span text:style-name="T168">Young (SELECT-D), 2018</text:span><text:span text:style-name="T169"><text:line-break/></text:span><text:span text:style-name="T170">PMID<text:s/></text:span><text:a xlink:href="http://pubmed.gov/29746227" office:target-frame-name="_top" xlink:show="replace"><text:span text:style-name="T171">29746227</text:span></text:a></text:p>
          </table:table-cell>
          <table:table-cell table:style-name="TableCell172">
            <text:p text:style-name="P173">Yes</text:p>
          </table:table-cell>
          <table:table-cell table:style-name="TableCell174">
            <text:p text:style-name="P175">Yes</text:p>
          </table:table-cell>
          <table:table-cell table:style-name="TableCell176">
            <text:p text:style-name="P177">Yes</text:p>
          </table:table-cell>
          <table:table-cell table:style-name="TableCell178">
            <text:p text:style-name="P179">Yes</text:p>
          </table:table-cell>
          <table:table-cell table:style-name="TableCell180">
            <text:p text:style-name="P181">Yes</text:p>
          </table:table-cell>
        </table:table-row>
        <table:table-row table:style-name="TableRow182">
          <table:table-cell table:style-name="TableCell183">
            <text:p text:style-name="P184"><text:span text:style-name="T185">McBane (ADAM-VTE), 2019</text:span><text:span text:style-name="T186"><text:line-break/></text:span><text:span text:style-name="T187">PMID<text:s/></text:span><text:a xlink:href="https://pubmed.gov/28837207" office:target-frame-name="_top" xlink:show="replace"><text:span text:style-name="T188">28837207</text:span></text:a></text:p>
          </table:table-cell>
          <table:table-cell table:style-name="TableCell189">
            <text:p text:style-name="P190">Yes</text:p>
          </table:table-cell>
          <table:table-cell table:style-name="TableCell191">
            <text:p text:style-name="P192">Yes</text:p>
          </table:table-cell>
          <table:table-cell table:style-name="TableCell193">
            <text:p text:style-name="P194">Yes</text:p>
          </table:table-cell>
          <table:table-cell table:style-name="TableCell195">
            <text:p text:style-name="P196">Yes</text:p>
          </table:table-cell>
          <table:table-cell table:style-name="TableCell197">
            <text:p text:style-name="P198">Yes</text:p>
          </table:table-cell>
        </table:table-row>
        <table:table-row table:style-name="TableRow199">
          <table:table-cell table:style-name="TableCell200">
            <text:p text:style-name="P201"><text:span text:style-name="T202">Agnelli (CaraVaggio), 2020</text:span><text:span text:style-name="T203"><text:line-break/></text:span><text:span text:style-name="T204">PMID<text:s/></text:span><text:a xlink:href="http://pubmed.gov/32223112" office:target-frame-name="_top" xlink:show="replace"><text:span text:style-name="T205">32223112</text:span></text:a></text:p>
          </table:table-cell>
          <table:table-cell table:style-name="TableCell206">
            <text:p text:style-name="P207">Yes</text:p>
          </table:table-cell>
          <table:table-cell table:style-name="TableCell208">
            <text:p text:style-name="P209">Yes</text:p>
          </table:table-cell>
          <table:table-cell table:style-name="TableCell210">
            <text:p text:style-name="P211">NA</text:p>
          </table:table-cell>
          <table:table-cell table:style-name="TableCell212">
            <text:p text:style-name="P213">NA</text:p>
          </table:table-cell>
          <table:table-cell table:style-name="TableCell214">
            <text:p text:style-name="P215">NA</text:p>
          </table:table-cell>
        </table:table-row>
        <table:table-row table:style-name="TableRow216">
          <table:table-cell table:style-name="TableCell217" table:number-columns-spanned="6">
            <text:p text:style-name="P218">Notes:</text:p>
            <text:p text:style-name="P219"><text:span text:style-name="T220">* Outcomes reported at 12 months for HOKUSAI VTE trial were used in<text:s/></text:span><text:span text:style-name="T221">the current analysis.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21-08-01T18:43:00Z</meta:creation-date>
    <dc:date>2021-08-01T21:39:00Z</dc:date>
    <meta:print-date>2021-08-01T20:21:00Z</meta:print-date>
    <meta:template xlink:href="Normal.dotm" xlink:type="simple"/>
    <meta:editing-cycles>11</meta:editing-cycles>
    <meta:editing-duration>PT3780S</meta:editing-duration>
    <meta:document-statistic meta:page-count="1" meta:paragraph-count="2" meta:word-count="219" meta:character-count="1467" meta:row-count="10" meta:non-whitespace-character-count="1250"/>
  </office:meta>
</office:document-meta>
</file>